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5.695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2cm" fo:min-width="5.695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style:font-name="Inconsolata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Roboto Condens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Inconsolata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Inconsolata1" fo:font-size="12pt" style:font-size-asian="12pt" style:font-size-complex="12pt"/>
    </style:style>
    <style:style style:name="T6" style:family="text">
      <style:text-properties style:font-name="Inconsolata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0.635cm" svg:x="0.116cm" svg:y="0.097cm">
          <text:p text:style-name="P1"><text:span text:style-name="T1">Multi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223cm" svg:height="1.27cm" svg:x="0.116cm" svg:y="0.732cm">
          <text:p text:style-name="P3"><text:span text:style-name="T2">alphabet</text:span><text:span text:style-name="T3">: </text:span><text:span text:style-name="T4">array</text:span><text:span text:style-name="T5"> of symbols</text:span></text:p>
          <text:p text:style-name="P3"><text:span text:style-name="T2">value</text:span><text:span text:style-name="T5">:array of number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6.223cm" svg:height="0.635cm" svg:x="0.116cm" svg:y="2.002cm">
          <text:p text:style-name="P3"><text:span text:style-name="T6">modifyValue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477cm" fo:page-height="2.6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29T18:45:30.846664606</dc:date>
    <meta:editing-duration>PT4M45S</meta:editing-duration>
    <meta:editing-cycles>8</meta:editing-cycles>
    <meta:generator>LibreOffice/6.3.3.2.0$Linux_X86_64 LibreOffice_project/30$Build-2</meta:generator>
    <meta:document-statistic meta:object-count="3"/>
  </office:meta>
</office:document-meta>
</file>